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Standard">
      <style:paragraph-properties fo:margin-top="0cm" fo:margin-bottom="0cm" style:contextual-spacing="false" fo:line-height="115%" fo:text-align="justify" style:justify-single-word="false"/>
    </style:style>
    <style:style style:name="P5" style:family="paragraph" style:parent-style-name="Heading_20_2">
      <style:paragraph-properties fo:margin-top="0.071cm" fo:margin-bottom="0.499cm" style:contextual-spacing="false" fo:padding="0.049cm" fo:border="0.06pt solid #d9d9e3"/>
    </style:style>
    <style:style style:name="P6" style:family="paragraph" style:parent-style-name="Heading_20_3">
      <style:paragraph-properties fo:margin-top="0.071cm" fo:margin-bottom="0.499cm" style:contextual-spacing="false" fo:padding="0.049cm" fo:border="0.06pt solid #d9d9e3"/>
    </style:style>
    <style:style style:name="P7" style:family="paragraph" style:parent-style-name="Standard">
      <style:paragraph-properties fo:margin-top="0cm" fo:margin-bottom="0cm" style:contextual-spacing="false" fo:line-height="115%" fo:text-align="center" style:justify-single-word="false"/>
      <style:text-properties fo:font-size="12pt" fo:font-weight="bold" style:font-name-asian="Calibri1" style:font-size-asian="12pt" style:font-weight-asian="bold" style:font-name-complex="Calibri1" style:font-size-complex="12pt" style:font-weight-complex="bold"/>
    </style:style>
    <style:style style:name="P8" style:family="paragraph" style:parent-style-name="Standard">
      <style:paragraph-properties fo:margin-top="0cm" fo:margin-bottom="0cm" style:contextual-spacing="false" fo:line-height="115%" fo:text-align="center" style:justify-single-word="false" fo:break-before="page"/>
      <style:text-properties fo:font-size="12pt" fo:font-weight="bold" style:font-name-asian="Calibri1" style:font-size-asian="12pt" style:font-weight-asian="bold" style:font-name-complex="Calibri1" style:font-size-complex="12pt" style:font-weight-complex="bold"/>
    </style:style>
    <style:style style:name="P9"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name-complex="Calibri1" style:font-size-complex="12pt" style:font-weight-complex="bold"/>
    </style:style>
    <style:style style:name="P10"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name-asian="Calibri1" style:font-size-asian="12pt" style:font-weight-asian="bold" style:font-name-complex="Calibri1" style:font-size-complex="12pt" style:font-weight-complex="bold"/>
    </style:style>
    <style:style style:name="P11" style:family="paragraph" style:parent-style-name="Standard">
      <style:text-properties fo:font-size="12pt" fo:font-weight="bold" style:font-name-asian="Calibri1" style:font-size-asian="12pt" style:font-weight-asian="bold" style:font-name-complex="Calibri1" style:font-size-complex="12pt" style:font-weight-complex="bold"/>
    </style:style>
    <style:style style:name="P12"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size-complex="12pt" style:font-weight-complex="bold"/>
    </style:style>
    <style:style style:name="P13" style:family="paragraph" style:parent-style-name="Standard">
      <style:text-properties fo:color="#2f5496" loext:opacity="100%" style:font-name="Calibri Light" fo:font-size="16pt" style:font-name-asian="Calibri1" style:font-size-asian="16pt" style:font-size-complex="16pt"/>
    </style:style>
    <style:style style:name="P14"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2f5496" loext:opacity="100%" fo:font-size="13pt" style:font-name-asian="Calibri1" style:font-size-asian="13pt" style:font-size-complex="13pt"/>
    </style:style>
    <style:style style:name="P15"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16"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size-complex="12pt"/>
    </style:style>
    <style:style style:name="P17" style:family="paragraph" style:parent-style-name="Text_20_body">
      <style:paragraph-properties fo:padding="0.049cm" fo:border="0.06pt solid #d9d9e3"/>
    </style:style>
    <style:style style:name="P18" style:family="paragraph" style:parent-style-name="List_20_Paragraph">
      <style:paragraph-properties fo:margin-left="1.905cm" fo:margin-right="0cm" fo:margin-top="0cm" fo:margin-bottom="0cm" style:contextual-spacing="true" fo:line-height="115%" fo:text-align="justify" style:justify-single-word="false" fo:text-indent="0cm" style:auto-text-indent="false"/>
      <style:text-properties fo:color="#ff0000" loext:opacity="100%" fo:font-size="12pt" style:font-size-asian="12pt" style:font-size-complex="12pt"/>
    </style:style>
    <style:style style:name="P19" style:family="paragraph" style:parent-style-name="Heading_20_1" style:list-style-name="WWNum5">
      <style:text-properties style:font-name-asian="Calibri1"/>
    </style:style>
    <style:style style:name="P20" style:family="paragraph" style:parent-style-name="Heading_20_1" style:list-style-name="WWNum5">
      <style:text-properties fo:color="#000000" loext:opacity="100%" fo:font-weight="bold" style:font-name-asian="Calibri1" style:font-weight-asian="bold" style:font-weight-complex="bold"/>
    </style:style>
    <style:style style:name="P21" style:family="paragraph" style:parent-style-name="Heading_20_1" style:list-style-name="WWNum5">
      <style:paragraph-properties fo:line-height="115%" fo:text-align="justify" style:justify-single-word="false" fo:break-before="page"/>
      <style:text-properties fo:color="#000000" loext:opacity="100%" fo:font-weight="bold" style:font-name-asian="Calibri1" style:font-weight-asian="bold" style:font-weight-complex="bold"/>
    </style:style>
    <style:style style:name="P22" style:family="paragraph" style:parent-style-name="Heading_20_2" style:list-style-name="WWNum5"/>
    <style:style style:name="P23" style:family="paragraph" style:parent-style-name="Heading_20_2" style:list-style-name="WWNum5">
      <style:text-properties style:font-name-asian="Calibri1"/>
    </style:style>
    <style:style style:name="P24" style:family="paragraph" style:parent-style-name="Heading_20_2">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25" style:family="paragraph" style:parent-style-name="Heading_20_2" style:list-style-name="WWNum5">
      <style:text-properties fo:color="#000000" loext:opacity="100%" fo:font-weight="bold" style:font-name-asian="Calibri1" style:font-weight-asian="bold" style:font-weight-complex="bold"/>
    </style:style>
    <style:style style:name="P26" style:family="paragraph" style:parent-style-name="Heading_20_2" style:list-style-name="WWNum5">
      <style:text-properties fo:color="#000000" loext:opacity="100%" fo:font-weight="bold" style:font-weight-asian="bold" style:font-weight-complex="bold"/>
    </style:style>
    <style:style style:name="P27" style:family="paragraph" style:parent-style-name="Heading_20_3" style:list-style-name="WWNum5"/>
    <style:style style:name="P28" style:family="paragraph" style:parent-style-name="Heading_20_3" style:list-style-name="WWNum5">
      <style:text-properties style:font-name-asian="Calibri1"/>
    </style:style>
    <style:style style:name="P29" style:family="paragraph" style:parent-style-name="Heading_20_3">
      <style:paragraph-properties fo:margin-top="0.071cm" fo:margin-bottom="0.499cm" style:contextual-spacing="false" fo:padding="0.049cm" fo:border="0.06pt solid #d9d9e3"/>
    </style:style>
    <style:style style:name="P30" style:family="paragraph" style:parent-style-name="Heading_20_3">
      <style:paragraph-properties fo:margin-top="0.071cm" fo:margin-bottom="0.499cm" style:contextual-spacing="false"/>
      <style:text-properties fo:color="#000000" loext:opacity="100%" fo:font-weight="bold" style:font-weight-asian="bold" style:font-weight-complex="bold"/>
    </style:style>
    <style:style style:name="P31" style:family="paragraph" style:parent-style-name="Heading_20_3">
      <style:paragraph-properties fo:margin-left="0cm" fo:margin-right="0cm" fo:margin-top="0.071cm" fo:margin-bottom="0.499cm" style:contextual-spacing="false" fo:text-indent="0cm" style:auto-text-indent="false"/>
      <style:text-properties fo:color="#000000" loext:opacity="100%" fo:font-weight="bold" style:font-weight-asian="bold" style:font-weight-complex="bold"/>
    </style:style>
    <style:style style:name="P32" style:family="paragraph" style:parent-style-name="Standard">
      <style:paragraph-properties fo:margin-top="0cm" fo:margin-bottom="0cm" style:contextual-spacing="false" fo:line-height="115%" fo:text-align="center" style:justify-single-word="false"/>
      <style:text-properties fo:font-size="12pt" fo:font-weight="bold" style:font-name-asian="Calibri1" style:font-size-asian="12pt" style:font-weight-asian="bold" style:font-name-complex="Calibri1" style:font-size-complex="12pt" style:font-weight-complex="bold"/>
    </style:style>
    <style:style style:name="P33"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name-asian="Calibri1" style:font-size-asian="12pt" style:font-weight-asian="bold" style:font-name-complex="Calibri1" style:font-size-complex="12pt" style:font-weight-complex="bold"/>
    </style:style>
    <style:style style:name="P34" style:family="paragraph" style:parent-style-name="Standard">
      <style:text-properties fo:font-size="12pt" style:font-name-asian="Calibri1" style:font-size-asian="12pt" style:font-name-complex="Calibri1" style:font-size-complex="12pt"/>
    </style:style>
    <style:style style:name="P35"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size-complex="12pt"/>
    </style:style>
    <style:style style:name="P36"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37" style:family="paragraph" style:parent-style-name="Standard">
      <style:text-properties fo:color="#ff0000" loext:opacity="100%" fo:font-size="12pt" style:font-name-asian="Calibri1" style:font-size-asian="12pt" style:font-name-complex="Calibri1" style:font-size-complex="12pt"/>
    </style:style>
    <style:style style:name="P38"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ff0000" loext:opacity="100%" fo:font-size="12pt" style:font-size-asian="12pt" style:font-size-complex="12pt"/>
    </style:style>
    <style:style style:name="P39" style:family="paragraph" style:parent-style-name="Standard">
      <style:paragraph-properties fo:margin-left="1.884cm" fo:margin-right="0cm" fo:text-align="justify" style:justify-single-word="false" fo:text-indent="0cm" style:auto-text-indent="false"/>
      <style:text-properties fo:color="#ff0000" loext:opacity="100%" fo:font-size="12pt" style:font-size-asian="12pt" style:font-size-complex="12pt"/>
    </style:style>
    <style:style style:name="P40"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name-asian="Calibri1" style:font-size-asian="12pt" style:font-weight-asian="bold" style:font-size-complex="12pt" style:font-weight-complex="bold"/>
    </style:style>
    <style:style style:name="P41" style:family="paragraph" style:parent-style-name="Standard">
      <style:paragraph-properties fo:margin-top="0cm" fo:margin-bottom="0cm" style:contextual-spacing="false" fo:line-height="115%" fo:text-align="justify" style:justify-single-word="false"/>
    </style:style>
    <style:style style:name="P42"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name-complex="Calibri1" style:font-size-complex="12pt"/>
    </style:style>
    <style:style style:name="P43"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44" style:family="paragraph" style:parent-style-name="Standard">
      <style:text-properties fo:font-weight="bold" style:font-weight-asian="bold" style:font-weight-complex="bold"/>
    </style:style>
    <style:style style:name="P45" style:family="paragraph" style:parent-style-name="Text_20_body" style:list-style-name="L1">
      <style:paragraph-properties fo:margin-top="0cm" fo:margin-bottom="0cm" style:contextual-spacing="false" fo:padding="0.049cm" fo:border="0.06pt solid #d9d9e3"/>
    </style:style>
    <style:style style:name="P46" style:family="paragraph" style:parent-style-name="Text_20_body" style:list-style-name="L1">
      <style:paragraph-properties fo:padding="0.049cm" fo:border="0.06pt solid #d9d9e3"/>
    </style:style>
    <style:style style:name="P47" style:family="paragraph" style:parent-style-name="Text_20_body" style:list-style-name="L2">
      <style:paragraph-properties fo:margin-top="0cm" fo:margin-bottom="0cm" style:contextual-spacing="false" fo:padding="0.049cm" fo:border="0.06pt solid #d9d9e3"/>
    </style:style>
    <style:style style:name="P48" style:family="paragraph" style:parent-style-name="Text_20_body" style:list-style-name="L2">
      <style:paragraph-properties fo:padding="0.049cm" fo:border="0.06pt solid #d9d9e3"/>
    </style:style>
    <style:style style:name="P49" style:family="paragraph" style:parent-style-name="Text_20_body" style:list-style-name="L3">
      <style:paragraph-properties fo:margin-top="0cm" fo:margin-bottom="0cm" style:contextual-spacing="false" fo:padding="0.049cm" fo:border="0.06pt solid #d9d9e3"/>
    </style:style>
    <style:style style:name="P50" style:family="paragraph" style:parent-style-name="Text_20_body" style:list-style-name="L4">
      <style:paragraph-properties fo:padding="0.049cm" fo:border="0.06pt solid #d9d9e3"/>
    </style:style>
    <style:style style:name="P51" style:family="paragraph" style:parent-style-name="Text_20_body" style:list-style-name="L5">
      <style:paragraph-properties fo:margin-top="0cm" fo:margin-bottom="0cm" style:contextual-spacing="false" fo:padding="0.049cm" fo:border="0.06pt solid #d9d9e3"/>
    </style:style>
    <style:style style:name="P52" style:family="paragraph" style:parent-style-name="Text_20_body" style:list-style-name="L5">
      <style:paragraph-properties fo:padding="0.049cm" fo:border="0.06pt solid #d9d9e3"/>
    </style:style>
    <style:style style:name="P53" style:family="paragraph" style:parent-style-name="Text_20_body" style:list-style-name="L12">
      <style:paragraph-properties fo:margin-top="0cm" fo:margin-bottom="0cm" style:contextual-spacing="false"/>
    </style:style>
    <style:style style:name="P54" style:family="paragraph" style:parent-style-name="Text_20_body" style:list-style-name="L12">
      <style:text-properties officeooo:paragraph-rsid="000ed281"/>
    </style:style>
    <style:style style:name="P55" style:family="paragraph" style:parent-style-name="Text_20_body" style:list-style-name="L12">
      <style:paragraph-properties fo:margin-top="0cm" fo:margin-bottom="0cm" style:contextual-spacing="false"/>
      <style:text-properties officeooo:rsid="000c0b49" officeooo:paragraph-rsid="000c0b49"/>
    </style:style>
    <style:style style:name="P56" style:family="paragraph" style:parent-style-name="Text_20_body" style:list-style-name="L13"/>
    <style:style style:name="P57" style:family="paragraph" style:parent-style-name="Text_20_body" style:list-style-name="L13">
      <style:paragraph-properties fo:margin-top="0cm" fo:margin-bottom="0cm" style:contextual-spacing="false"/>
    </style:style>
    <style:style style:name="P58" style:family="paragraph" style:parent-style-name="Text_20_body" style:list-style-name="L14"/>
    <style:style style:name="P59" style:family="paragraph" style:parent-style-name="Text_20_body" style:list-style-name="L14">
      <style:paragraph-properties fo:margin-top="0cm" fo:margin-bottom="0cm" style:contextual-spacing="false"/>
    </style:style>
    <style:style style:name="P60" style:family="paragraph" style:parent-style-name="Text_20_body" style:list-style-name="L15">
      <style:paragraph-properties fo:margin-top="0cm" fo:margin-bottom="0cm" style:contextual-spacing="false"/>
    </style:style>
    <style:style style:name="P61" style:family="paragraph" style:parent-style-name="Text_20_body" style:list-style-name="L15">
      <style:text-properties officeooo:paragraph-rsid="000da883"/>
    </style:style>
    <style:style style:name="P62" style:family="paragraph" style:parent-style-name="Text_20_body" style:list-style-name="L17"/>
    <style:style style:name="P63" style:family="paragraph" style:parent-style-name="Text_20_body" style:list-style-name="L17">
      <style:paragraph-properties fo:margin-top="0cm" fo:margin-bottom="0cm" style:contextual-spacing="false"/>
    </style:style>
    <style:style style:name="P64" style:family="paragraph" style:parent-style-name="Text_20_body" style:list-style-name="L19"/>
    <style:style style:name="P65" style:family="paragraph" style:parent-style-name="Text_20_body" style:list-style-name="L19">
      <style:paragraph-properties fo:margin-top="0cm" fo:margin-bottom="0cm" style:contextual-spacing="false"/>
    </style:style>
    <style:style style:name="P66" style:family="paragraph" style:parent-style-name="Text_20_body" style:list-style-name="L14">
      <style:paragraph-properties fo:margin-top="0cm" fo:margin-bottom="0cm" style:contextual-spacing="false"/>
      <style:text-properties officeooo:rsid="000da883" officeooo:paragraph-rsid="000da883"/>
    </style:style>
    <style:style style:name="P67" style:family="paragraph" style:parent-style-name="Text_20_body">
      <style:paragraph-properties fo:padding="0.049cm" fo:border="0.06pt solid #d9d9e3"/>
    </style:style>
    <style:style style:name="P68" style:family="paragraph" style:parent-style-name="Text_20_body">
      <style:paragraph-properties fo:margin-top="0cm" fo:margin-bottom="0cm" style:contextual-spacing="false" fo:line-height="115%" fo:text-align="justify" style:justify-single-word="false"/>
      <style:text-properties fo:color="#ff0000" loext:opacity="100%" fo:font-size="12pt" officeooo:paragraph-rsid="000e406f" style:font-name-asian="Calibri1" style:font-size-asian="12pt" style:font-size-complex="12pt"/>
    </style:style>
    <style:style style:name="P69" style:family="paragraph" style:parent-style-name="Text_20_body" style:list-style-name="L21"/>
    <style:style style:name="P70" style:family="paragraph" style:parent-style-name="Text_20_body" style:list-style-name="L21">
      <style:paragraph-properties fo:margin-top="0cm" fo:margin-bottom="0cm" style:contextual-spacing="false"/>
    </style:style>
    <style:style style:name="P71" style:family="paragraph" style:parent-style-name="Text_20_body">
      <style:paragraph-properties fo:margin-top="0cm" fo:margin-bottom="0cm" style:contextual-spacing="false" fo:line-height="115%" fo:text-align="justify" style:justify-single-word="false"/>
      <style:text-properties fo:color="#000000" loext:opacity="100%" fo:font-size="12pt" officeooo:paragraph-rsid="000e406f" style:font-name-asian="Calibri1" style:font-size-asian="12pt" style:font-size-complex="12pt"/>
    </style:style>
    <style:style style:name="P72" style:family="paragraph" style:parent-style-name="Text_20_body">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73" style:family="paragraph" style:parent-style-name="Text_20_body">
      <style:paragraph-properties fo:margin-top="0cm" fo:margin-bottom="0cm" style:contextual-spacing="false" fo:line-height="115%" fo:text-align="justify" style:justify-single-word="false"/>
      <style:text-properties fo:color="#000000" loext:opacity="100%" fo:font-size="12pt" officeooo:paragraph-rsid="00175c77" style:font-name-asian="Calibri1" style:font-size-asian="12pt" style:font-size-complex="12pt"/>
    </style:style>
    <style:style style:name="P74" style:family="paragraph" style:parent-style-name="Text_20_body">
      <style:paragraph-properties fo:margin-top="0cm" fo:margin-bottom="0cm" style:contextual-spacing="false" fo:line-height="115%" fo:text-align="justify" style:justify-single-word="false"/>
    </style:style>
    <style:style style:name="P75" style:family="paragraph" style:parent-style-name="Text_20_body">
      <style:paragraph-properties fo:margin-top="0cm" fo:margin-bottom="0cm" style:contextual-spacing="false" fo:line-height="115%" fo:text-align="justify" style:justify-single-word="false"/>
      <style:text-properties officeooo:paragraph-rsid="00155389"/>
    </style:style>
    <style:style style:name="P76" style:family="paragraph" style:parent-style-name="Text_20_body" style:list-style-name="L21">
      <style:paragraph-properties fo:margin-top="0cm" fo:margin-bottom="0cm" style:contextual-spacing="false"/>
      <style:text-properties officeooo:rsid="000e406f" officeooo:paragraph-rsid="000e406f"/>
    </style:style>
    <style:style style:name="P77" style:family="paragraph" style:parent-style-name="Text_20_body">
      <style:paragraph-properties fo:padding="0.049cm" fo:border="0.06pt solid #d9d9e3"/>
      <style:text-properties fo:font-size="12pt" fo:font-weight="bold" style:font-name-asian="Calibri1" style:font-size-asian="12pt" style:font-weight-asian="bold" style:font-name-complex="Calibri1" style:font-size-complex="12pt" style:font-weight-complex="bold"/>
    </style:style>
    <style:style style:name="P78" style:family="paragraph" style:parent-style-name="Text_20_body">
      <style:paragraph-properties fo:padding="0.049cm" fo:border="0.06pt solid #d9d9e3"/>
      <style:text-properties fo:font-size="12pt" fo:font-weight="normal" style:font-name-asian="Calibri1" style:font-size-asian="12pt" style:font-weight-asian="normal" style:font-name-complex="Calibri1" style:font-size-complex="12pt" style:font-weight-complex="normal"/>
    </style:style>
    <style:style style:name="P79" style:family="paragraph" style:parent-style-name="Text_20_body" style:list-style-name="L24"/>
    <style:style style:name="P80" style:family="paragraph" style:parent-style-name="Text_20_body" style:list-style-name="L24">
      <style:paragraph-properties fo:margin-top="0cm" fo:margin-bottom="0cm" style:contextual-spacing="false"/>
    </style:style>
    <style:style style:name="P81" style:family="paragraph" style:parent-style-name="Text_20_body" style:list-style-name="L24">
      <style:paragraph-properties fo:margin-top="0cm" fo:margin-bottom="0cm" style:contextual-spacing="false"/>
      <style:text-properties officeooo:paragraph-rsid="00155389"/>
    </style:style>
    <style:style style:name="P82" style:family="paragraph" style:parent-style-name="Text_20_body" style:list-style-name="L24">
      <style:text-properties officeooo:paragraph-rsid="00155389"/>
    </style:style>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29">
      <style:paragraph-properties fo:margin-top="0cm" fo:margin-bottom="0cm" style:contextual-spacing="false"/>
    </style:style>
    <style:style style:name="P87" style:family="paragraph" style:parent-style-name="Text_20_body" style:list-style-name="L30"/>
    <style:style style:name="P88" style:family="paragraph" style:parent-style-name="Text_20_body" style:list-style-name="L30">
      <style:paragraph-properties fo:margin-top="0cm" fo:margin-bottom="0cm" style:contextual-spacing="false"/>
    </style:style>
    <style:style style:name="P89" style:family="paragraph" style:parent-style-name="Text_20_body" style:list-style-name="L31"/>
    <style:style style:name="P90" style:family="paragraph" style:parent-style-name="Text_20_body" style:list-style-name="L33"/>
    <style:style style:name="P91" style:family="paragraph" style:parent-style-name="Text_20_body" style:list-style-name="L33">
      <style:paragraph-properties fo:margin-top="0cm" fo:margin-bottom="0cm" style:contextual-spacing="false"/>
    </style:style>
    <style:style style:name="P92" style:family="paragraph" style:parent-style-name="Text_20_body" style:list-style-name="L34"/>
    <style:style style:name="P93" style:family="paragraph" style:parent-style-name="Text_20_body" style:list-style-name="L34">
      <style:paragraph-properties fo:margin-top="0cm" fo:margin-bottom="0cm" style:contextual-spacing="false"/>
    </style:style>
    <style:style style:name="P94" style:family="paragraph" style:parent-style-name="Text_20_body" style:list-style-name="L35"/>
    <style:style style:name="P95" style:family="paragraph" style:parent-style-name="Text_20_body" style:list-style-name="L35">
      <style:paragraph-properties fo:margin-top="0cm" fo:margin-bottom="0cm" style:contextual-spacing="false"/>
    </style:style>
    <style:style style:name="P96" style:family="paragraph" style:parent-style-name="Text_20_body" style:list-style-name="L36"/>
    <style:style style:name="P97" style:family="paragraph" style:parent-style-name="Text_20_body" style:list-style-name="L36">
      <style:paragraph-properties fo:margin-top="0cm" fo:margin-bottom="0cm" style:contextual-spacing="false"/>
    </style:style>
    <style:style style:name="P98" style:family="paragraph" style:parent-style-name="Text_20_body" style:list-style-name="L37">
      <style:text-properties officeooo:paragraph-rsid="00192a5f"/>
    </style:style>
    <style:style style:name="P99" style:family="paragraph" style:parent-style-name="Text_20_body" style:list-style-name="L38">
      <style:text-properties officeooo:paragraph-rsid="00192a5f"/>
    </style:style>
    <style:style style:name="P100" style:family="paragraph" style:parent-style-name="Text_20_body" style:list-style-name="L39">
      <style:text-properties officeooo:paragraph-rsid="00192a5f"/>
    </style:style>
    <style:style style:name="T1" style:family="text">
      <style:text-properties fo:font-size="12pt" style:font-size-asian="12pt" style:font-size-complex="12pt"/>
    </style:style>
    <style:style style:name="T2" style:family="text">
      <style:text-properties style:font-name-asian="Calibri1"/>
    </style:style>
    <style:style style:name="T3" style:family="text">
      <style:text-properties style:font-name-asian="Calibri1" style:font-name-complex="Calibri1"/>
    </style:style>
    <style:style style:name="T4" style:family="text">
      <style:text-properties fo:background-color="#ffff00" loext:char-shading-value="0" style:font-name-asian="Calibri1"/>
    </style:style>
    <style:style style:name="T5" style:family="text">
      <style:text-properties style:language-asian="pt" style:country-asian="BR"/>
    </style:style>
    <style:style style:name="T6" style:family="text">
      <style:text-properties text:display="true"/>
    </style:style>
    <style:style style:name="T7" style:family="text">
      <style:text-properties fo:color="#ff0000" loext:opacity="100%" fo:font-size="12pt" style:font-name-asian="Calibri1" style:font-size-asian="12pt" style:font-size-complex="12pt"/>
    </style:style>
    <style:style style:name="T8" style:family="text">
      <style:text-properties fo:color="#ff0000" loext:opacity="100%" fo:font-size="12pt" style:font-name-asian="Calibri1" style:font-size-asian="12pt" style:font-name-complex="Calibri1" style:font-size-complex="12pt"/>
    </style:style>
    <style:style style:name="T9" style:family="text">
      <style:text-properties loext:padding="0.049cm" loext:border="0.06pt solid #d9d9e3"/>
    </style:style>
    <style:style style:name="T10" style:family="text">
      <style:text-properties officeooo:rsid="000a098b"/>
    </style:style>
    <style:style style:name="T11" style:family="text">
      <style:text-properties officeooo:rsid="000c0b49"/>
    </style:style>
    <style:style style:name="T12" style:family="text">
      <style:text-properties fo:color="#000000" loext:opacity="100%"/>
    </style:style>
    <style:style style:name="T13" style:family="text">
      <style:text-properties fo:color="#000000" loext:opacity="100%" fo:font-weight="bold" style:font-name-asian="Calibri1" style:font-weight-asian="bold" style:font-weight-complex="bold"/>
    </style:style>
    <style:style style:name="T14" style:family="text">
      <style:text-properties fo:color="#000000" loext:opacity="100%" fo:font-weight="bold" style:font-weight-asian="bold" style:font-weight-complex="bold"/>
    </style:style>
    <style:style style:name="T15" style:family="text">
      <style:text-properties fo:color="#000000" loext:opacity="100%" fo:font-weight="bold" officeooo:rsid="00192a5f" style:font-weight-asian="bold" style:font-weight-complex="bold"/>
    </style:style>
    <style:style style:name="T16" style:family="text">
      <style:text-properties fo:color="#000000" loext:opacity="100%" officeooo:rsid="000da883"/>
    </style:style>
    <style:style style:name="T17" style:family="text">
      <style:text-properties fo:color="#000000" loext:opacity="100%" officeooo:rsid="00192a5f"/>
    </style:style>
    <style:style style:name="T18" style:family="text">
      <style:text-properties fo:color="#000000" loext:opacity="100%" style:font-name-asian="Calibri1"/>
    </style:style>
    <style:style style:name="T19" style:family="text">
      <style:text-properties officeooo:rsid="000da883"/>
    </style:style>
    <style:style style:name="T20" style:family="text">
      <style:text-properties officeooo:rsid="000e406f"/>
    </style:style>
    <style:style style:name="T21" style:family="text">
      <style:text-properties officeooo:rsid="000ed281"/>
    </style:style>
    <style:style style:name="T22" style:family="text">
      <style:text-properties fo:font-size="15pt" style:font-size-asian="15pt" style:font-size-complex="15pt"/>
    </style:style>
    <style:style style:name="T23" style:family="text">
      <style:text-properties officeooo:rsid="001377a3"/>
    </style:style>
    <style:style style:name="T24" style:family="text">
      <style:text-properties officeooo:rsid="001511ab"/>
    </style:style>
    <style:style style:name="T25" style:family="text">
      <style:text-properties fo:font-weight="bold" style:font-weight-asian="bold" style:font-weight-complex="bold"/>
    </style:style>
    <style:style style:name="T26" style:family="text">
      <style:text-properties fo:font-weight="bold" style:font-name-asian="Calibri1" style:font-weight-asian="bold" style:font-weight-complex="bold"/>
    </style:style>
    <style:style style:name="T27" style:family="text">
      <style:text-properties officeooo:rsid="00155389"/>
    </style:style>
    <style:style style:name="T28" style:family="text">
      <style:text-properties officeooo:rsid="0015a99a"/>
    </style:style>
    <style:style style:name="T29" style:family="text">
      <style:text-properties officeooo:rsid="0016d94b"/>
    </style:style>
    <style:style style:name="T30" style:family="text">
      <style:text-properties officeooo:rsid="00192a5f"/>
    </style:style>
    <style:style style:name="T31"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3">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4">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5">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8">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5">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7">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8">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9">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ME DA IES</text:p>
      <text:p text:style-name="P7">CAMPU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ÍTULO DO PROJETO DE EXTENSÃO</text:p>
      <text:p text:style-name="P7"/>
      <text:p text:style-name="P7">Nome do(s) discente(s) integrantes do grupo</text:p>
      <text:p text:style-name="P7">Nome do(a) professor(a) orientado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no</text:p>
      <text:p text:style-name="P7">Cidade/estado</text:p>
      <text:p text:style-name="P11"/>
      <text:p text:style-name="P8"/>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Sumário</text:p>
          </text:index-title>
          <text:p text:style-name="P1"><text:a xlink:type="simple" xlink:href="#_Toc119686561" text:style-name="Index_20_Link" text:visited-style-name="Index_20_Link"><text:span text:style-name="T2">1.</text:span></text:a><text:a xlink:type="simple" xlink:href="#_Toc119686561" text:style-name="Index_20_Link" text:visited-style-name="Index_20_Link"><text:span text:style-name="T5"><text:tab/></text:span></text:a><text:a xlink:type="simple" xlink:href="#_Toc119686561" text:style-name="Index_20_Link" text:visited-style-name="Index_20_Link"><text:span text:style-name="T2">DIAGNÓSTICO E TEORIZAÇÃO</text:span></text:a><text:a xlink:type="simple" xlink:href="#_Toc119686561" text:style-name="Index_20_Link" text:visited-style-name="Index_20_Link"><text:span text:style-name="T6"><text:tab/>3</text:span></text:a></text:p>
          <text:p text:style-name="P2"><text:a xlink:type="simple" xlink:href="#_Toc119686562" text:style-name="Index_20_Link" text:visited-style-name="Index_20_Link"><text:span text:style-name="T2">1.1.</text:span></text:a><text:a xlink:type="simple" xlink:href="#_Toc119686562" text:style-name="Index_20_Link" text:visited-style-name="Index_20_Link"><text:span text:style-name="T5"><text:tab/></text:span></text:a><text:a xlink:type="simple" xlink:href="#_Toc119686562" text:style-name="Index_20_Link" text:visited-style-name="Index_20_Link"><text:span text:style-name="T2">Identificação das partes interessadas e parceiros</text:span></text:a><text:a xlink:type="simple" xlink:href="#_Toc119686562" text:style-name="Index_20_Link" text:visited-style-name="Index_20_Link"><text:span text:style-name="T6"><text:tab/>3</text:span></text:a></text:p>
          <text:p text:style-name="P2"><text:a xlink:type="simple" xlink:href="#_Toc119686563" text:style-name="Index_20_Link" text:visited-style-name="Index_20_Link"><text:span text:style-name="T2">1.2.</text:span></text:a><text:a xlink:type="simple" xlink:href="#_Toc119686563" text:style-name="Index_20_Link" text:visited-style-name="Index_20_Link"><text:span text:style-name="T5"><text:tab/></text:span></text:a><text:a xlink:type="simple" xlink:href="#_Toc119686563" text:style-name="Index_20_Link" text:visited-style-name="Index_20_Link"><text:span text:style-name="T2">Problemática e/ou problemas identificados</text:span></text:a><text:a xlink:type="simple" xlink:href="#_Toc119686563" text:style-name="Index_20_Link" text:visited-style-name="Index_20_Link"><text:span text:style-name="T6"><text:tab/>3</text:span></text:a></text:p>
          <text:p text:style-name="P2"><text:a xlink:type="simple" xlink:href="#_Toc119686564" text:style-name="Index_20_Link" text:visited-style-name="Index_20_Link"><text:span text:style-name="T2">1.3.</text:span></text:a><text:a xlink:type="simple" xlink:href="#_Toc119686564" text:style-name="Index_20_Link" text:visited-style-name="Index_20_Link"><text:span text:style-name="T5"><text:tab/></text:span></text:a><text:a xlink:type="simple" xlink:href="#_Toc119686564" text:style-name="Index_20_Link" text:visited-style-name="Index_20_Link"><text:span text:style-name="T2">Justificativa</text:span></text:a><text:a xlink:type="simple" xlink:href="#_Toc119686564" text:style-name="Index_20_Link" text:visited-style-name="Index_20_Link"><text:span text:style-name="T6"><text:tab/>3</text:span></text:a></text:p>
          <text:p text:style-name="P2"><text:a xlink:type="simple" xlink:href="#_Toc119686565" text:style-name="Index_20_Link" text:visited-style-name="Index_20_Link"><text:span text:style-name="T2">1.4.</text:span></text:a><text:a xlink:type="simple" xlink:href="#_Toc119686565" text:style-name="Index_20_Link" text:visited-style-name="Index_20_Link"><text:span text:style-name="T5"><text:tab/></text:span></text:a><text:a xlink:type="simple" xlink:href="#_Toc119686565" text:style-name="Index_20_Link" text:visited-style-name="Index_20_Link"><text:span text:style-name="T2">Objetivos/resultados/efeitos a serem alcançados (em relação ao problema identificado e sob a perspectiva dos públicos envolvidos)</text:span></text:a><text:a xlink:type="simple" xlink:href="#_Toc119686565" text:style-name="Index_20_Link" text:visited-style-name="Index_20_Link"><text:span text:style-name="T6"><text:tab/>3</text:span></text:a></text:p>
          <text:p text:style-name="P2"><text:a xlink:type="simple" xlink:href="#_Toc119686566" text:style-name="Index_20_Link" text:visited-style-name="Index_20_Link"><text:span text:style-name="T2">1.5.</text:span></text:a><text:a xlink:type="simple" xlink:href="#_Toc119686566" text:style-name="Index_20_Link" text:visited-style-name="Index_20_Link"><text:span text:style-name="T5"><text:tab/></text:span></text:a><text:a xlink:type="simple" xlink:href="#_Toc119686566" text:style-name="Index_20_Link" text:visited-style-name="Index_20_Link"><text:span text:style-name="T2">Referencial teórico (subsídio teórico para propositura de ações da extensão)</text:span></text:a><text:a xlink:type="simple" xlink:href="#_Toc119686566" text:style-name="Index_20_Link" text:visited-style-name="Index_20_Link"><text:span text:style-name="T6"><text:tab/>3</text:span></text:a></text:p>
          <text:p text:style-name="P1"><text:a xlink:type="simple" xlink:href="#_Toc119686567" text:style-name="Index_20_Link" text:visited-style-name="Index_20_Link"><text:span text:style-name="T2">2.</text:span></text:a><text:a xlink:type="simple" xlink:href="#_Toc119686567" text:style-name="Index_20_Link" text:visited-style-name="Index_20_Link"><text:span text:style-name="T5"><text:tab/></text:span></text:a><text:a xlink:type="simple" xlink:href="#_Toc119686567" text:style-name="Index_20_Link" text:visited-style-name="Index_20_Link"><text:span text:style-name="T2">PLANEJAMENTO E DESENVOLVIMENTO DO PROJETO</text:span></text:a><text:a xlink:type="simple" xlink:href="#_Toc119686567" text:style-name="Index_20_Link" text:visited-style-name="Index_20_Link"><text:span text:style-name="T6"><text:tab/>4</text:span></text:a></text:p>
          <text:p text:style-name="P2"><text:a xlink:type="simple" xlink:href="#_Toc119686568" text:style-name="Index_20_Link" text:visited-style-name="Index_20_Link"><text:span text:style-name="T2">2.1.</text:span></text:a><text:a xlink:type="simple" xlink:href="#_Toc119686568" text:style-name="Index_20_Link" text:visited-style-name="Index_20_Link"><text:span text:style-name="T5"><text:tab/></text:span></text:a><text:a xlink:type="simple" xlink:href="#_Toc119686568" text:style-name="Index_20_Link" text:visited-style-name="Index_20_Link"><text:span text:style-name="T2">Plano de trabalho (usando ferramenta acordada com o docente)</text:span></text:a><text:a xlink:type="simple" xlink:href="#_Toc119686568" text:style-name="Index_20_Link" text:visited-style-name="Index_20_Link"><text:span text:style-name="T6"><text:tab/>4</text:span></text:a></text:p>
          <text:p text:style-name="P2"><text:a xlink:type="simple" xlink:href="#_Toc119686569" text:style-name="Index_20_Link" text:visited-style-name="Index_20_Link"><text:span text:style-name="T2">2.2.</text:span></text:a><text:a xlink:type="simple" xlink:href="#_Toc119686569" text:style-name="Index_20_Link" text:visited-style-name="Index_20_Link"><text:span text:style-name="T5"><text:tab/></text:span></text:a><text:a xlink:type="simple" xlink:href="#_Toc119686569" text:style-name="Index_20_Link" text:visited-style-name="Index_20_Link"><text:span text:style-name="T2">Descrição da forma de envolvimento do público participante na formulação do projeto, seu desenvolvimento e avaliação, bem como as estratégias pelo grupo para mobilizá-los.</text:span></text:a><text:a xlink:type="simple" xlink:href="#_Toc119686569" text:style-name="Index_20_Link" text:visited-style-name="Index_20_Link"><text:span text:style-name="T6"><text:tab/>4</text:span></text:a></text:p>
          <text:p text:style-name="P2"><text:a xlink:type="simple" xlink:href="#_Toc119686570" text:style-name="Index_20_Link" text:visited-style-name="Index_20_Link"><text:span text:style-name="T3">2.3.</text:span></text:a><text:a xlink:type="simple" xlink:href="#_Toc119686570" text:style-name="Index_20_Link" text:visited-style-name="Index_20_Link"><text:span text:style-name="T5"><text:tab/></text:span></text:a><text:a xlink:type="simple" xlink:href="#_Toc119686570" text:style-name="Index_20_Link" text:visited-style-name="Index_20_Link"><text:span text:style-name="T2">Grupo de trabalho (descrição da responsabilidade de cada membro)</text:span></text:a><text:a xlink:type="simple" xlink:href="#_Toc119686570" text:style-name="Index_20_Link" text:visited-style-name="Index_20_Link"><text:span text:style-name="T6"><text:tab/>4</text:span></text:a></text:p>
          <text:p text:style-name="P2"><text:a xlink:type="simple" xlink:href="#_Toc119686571" text:style-name="Index_20_Link" text:visited-style-name="Index_20_Link"><text:span text:style-name="T2">2.4.</text:span></text:a><text:a xlink:type="simple" xlink:href="#_Toc119686571" text:style-name="Index_20_Link" text:visited-style-name="Index_20_Link"><text:span text:style-name="T5"><text:tab/></text:span></text:a><text:a xlink:type="simple" xlink:href="#_Toc119686571" text:style-name="Index_20_Link" text:visited-style-name="Index_20_Link"><text:span text:style-name="T2">Metas, critérios ou indicadores de avaliação do projeto</text:span></text:a><text:a xlink:type="simple" xlink:href="#_Toc119686571" text:style-name="Index_20_Link" text:visited-style-name="Index_20_Link"><text:span text:style-name="T6"><text:tab/>4</text:span></text:a></text:p>
          <text:p text:style-name="P2"><text:a xlink:type="simple" xlink:href="#_Toc119686572" text:style-name="Index_20_Link" text:visited-style-name="Index_20_Link"><text:span text:style-name="T2">2.5.</text:span></text:a><text:a xlink:type="simple" xlink:href="#_Toc119686572" text:style-name="Index_20_Link" text:visited-style-name="Index_20_Link"><text:span text:style-name="T5"><text:tab/></text:span></text:a><text:a xlink:type="simple" xlink:href="#_Toc119686572" text:style-name="Index_20_Link" text:visited-style-name="Index_20_Link"><text:span text:style-name="T2">Recursos previstos</text:span></text:a><text:a xlink:type="simple" xlink:href="#_Toc119686572" text:style-name="Index_20_Link" text:visited-style-name="Index_20_Link"><text:span text:style-name="T6"><text:tab/>5</text:span></text:a></text:p>
          <text:p text:style-name="P2"><text:a xlink:type="simple" xlink:href="#_Toc119686573" text:style-name="Index_20_Link" text:visited-style-name="Index_20_Link"><text:span text:style-name="T2">2.6.</text:span></text:a><text:a xlink:type="simple" xlink:href="#_Toc119686573" text:style-name="Index_20_Link" text:visited-style-name="Index_20_Link"><text:span text:style-name="T5"><text:tab/></text:span></text:a><text:a xlink:type="simple" xlink:href="#_Toc119686573" text:style-name="Index_20_Link" text:visited-style-name="Index_20_Link"><text:span text:style-name="T2">Detalhamento técnico do projeto</text:span></text:a><text:a xlink:type="simple" xlink:href="#_Toc119686573" text:style-name="Index_20_Link" text:visited-style-name="Index_20_Link"><text:span text:style-name="T6"><text:tab/>5</text:span></text:a></text:p>
          <text:p text:style-name="P1"><text:a xlink:type="simple" xlink:href="#_Toc119686574" text:style-name="Index_20_Link" text:visited-style-name="Index_20_Link"><text:span text:style-name="T2">3.</text:span></text:a><text:a xlink:type="simple" xlink:href="#_Toc119686574" text:style-name="Index_20_Link" text:visited-style-name="Index_20_Link"><text:span text:style-name="T5"><text:tab/></text:span></text:a><text:a xlink:type="simple" xlink:href="#_Toc119686574" text:style-name="Index_20_Link" text:visited-style-name="Index_20_Link"><text:span text:style-name="T2">ENCERRAMENTO DO PROJETO</text:span></text:a><text:a xlink:type="simple" xlink:href="#_Toc119686574" text:style-name="Index_20_Link" text:visited-style-name="Index_20_Link"><text:span text:style-name="T6"><text:tab/>5</text:span></text:a></text:p>
          <text:p text:style-name="P2"><text:a xlink:type="simple" xlink:href="#_Toc119686575" text:style-name="Index_20_Link" text:visited-style-name="Index_20_Link"><text:span text:style-name="T2">3.1.</text:span></text:a><text:a xlink:type="simple" xlink:href="#_Toc119686575" text:style-name="Index_20_Link" text:visited-style-name="Index_20_Link"><text:span text:style-name="T5"><text:tab/></text:span></text:a><text:a xlink:type="simple" xlink:href="#_Toc119686575" text:style-name="Index_20_Link" text:visited-style-name="Index_20_Link"><text:span text:style-name="T2">Relatório Coletivo (podendo ser oral e escrita ou apenas escrita)</text:span></text:a><text:a xlink:type="simple" xlink:href="#_Toc119686575" text:style-name="Index_20_Link" text:visited-style-name="Index_20_Link"><text:span text:style-name="T6"><text:tab/>5</text:span></text:a></text:p>
          <text:p text:style-name="P2"><text:a xlink:type="simple" xlink:href="#_Toc119686576" text:style-name="Index_20_Link" text:visited-style-name="Index_20_Link"><text:span text:style-name="T2">3.2.</text:span></text:a><text:a xlink:type="simple" xlink:href="#_Toc119686576" text:style-name="Index_20_Link" text:visited-style-name="Index_20_Link"><text:span text:style-name="T5"><text:tab/></text:span></text:a><text:a xlink:type="simple" xlink:href="#_Toc119686576" text:style-name="Index_20_Link" text:visited-style-name="Index_20_Link"><text:span text:style-name="T2">Avaliação de reação da parte interessada</text:span></text:a><text:a xlink:type="simple" xlink:href="#_Toc119686576" text:style-name="Index_20_Link" text:visited-style-name="Index_20_Link"><text:span text:style-name="T6"><text:tab/>5</text:span></text:a></text:p>
          <text:p text:style-name="P2"><text:a xlink:type="simple" xlink:href="#_Toc119686577" text:style-name="Index_20_Link" text:visited-style-name="Index_20_Link"><text:span text:style-name="T2">3.3.</text:span></text:a><text:a xlink:type="simple" xlink:href="#_Toc119686577" text:style-name="Index_20_Link" text:visited-style-name="Index_20_Link"><text:span text:style-name="T5"><text:tab/></text:span></text:a><text:a xlink:type="simple" xlink:href="#_Toc119686577" text:style-name="Index_20_Link" text:visited-style-name="Index_20_Link"><text:span text:style-name="T2">Relato de Experiência Individual</text:span></text:a><text:a xlink:type="simple" xlink:href="#_Toc119686577" text:style-name="Index_20_Link" text:visited-style-name="Index_20_Link"><text:span text:style-name="T6"><text:tab/>5</text:span></text:a></text:p>
          <text:p text:style-name="P3"><text:a xlink:type="simple" xlink:href="#_Toc119686578" text:style-name="Index_20_Link" text:visited-style-name="Index_20_Link">3.1. CONTEXTUALIZAÇÃO</text:a><text:a xlink:type="simple" xlink:href="#_Toc119686578" text:style-name="Index_20_Link" text:visited-style-name="Index_20_Link"><text:span text:style-name="T6"><text:tab/>5</text:span></text:a></text:p>
          <text:p text:style-name="P3"><text:a xlink:type="simple" xlink:href="#_Toc119686579" text:style-name="Index_20_Link" text:visited-style-name="Index_20_Link">3.2. METODOLOGIA</text:a><text:a xlink:type="simple" xlink:href="#_Toc119686579" text:style-name="Index_20_Link" text:visited-style-name="Index_20_Link"><text:span text:style-name="T6"><text:tab/>6</text:span></text:a></text:p>
          <text:p text:style-name="P3"><text:a xlink:type="simple" xlink:href="#_Toc119686580" text:style-name="Index_20_Link" text:visited-style-name="Index_20_Link">3.3. RESULTADOS E DISCUSSÃO:</text:a><text:a xlink:type="simple" xlink:href="#_Toc119686580" text:style-name="Index_20_Link" text:visited-style-name="Index_20_Link"><text:span text:style-name="T6"><text:tab/>6</text:span></text:a></text:p>
          <text:p text:style-name="P3"><text:a xlink:type="simple" xlink:href="#_Toc119686581" text:style-name="Index_20_Link" text:visited-style-name="Index_20_Link">3.4. REFLEXÃO APROFUNDADA</text:a><text:a xlink:type="simple" xlink:href="#_Toc119686581" text:style-name="Index_20_Link" text:visited-style-name="Index_20_Link"><text:span text:style-name="T6"><text:tab/>6</text:span></text:a></text:p>
          <text:p text:style-name="P3"><text:a xlink:type="simple" xlink:href="#_Toc119686582" text:style-name="Index_20_Link" text:visited-style-name="Index_20_Link">3.5. <text:s/>CONSIDERAÇÕES FINAIS</text:a><text:a xlink:type="simple" xlink:href="#_Toc119686582" text:style-name="Index_20_Link" text:visited-style-name="Index_20_Link"><text:span text:style-name="T6"><text:tab/>6</text:span></text:a></text:p>
          <text:p text:style-name="Standard"/>
        </text:index-body>
      </text:table-of-content>
      <text:p text:style-name="P9"/>
      <text:p text:style-name="P12"/>
      <text:p text:style-name="P13"/>
      <text:list xml:id="list3936438003" text:style-name="WWNum5">
        <text:list-item>
          <text:h text:style-name="P21" text:outline-level="1"><text:bookmark-start text:name="_Toc119686561"/>DIAGNÓSTICO E TEORIZAÇÃO <text:bookmark-end text:name="_Toc119686561"/></text:h>
          <text:list>
            <text:list-item>
              <text:h text:style-name="P26" text:outline-level="2"><text:bookmark-start text:name="_Toc119686562"/><text:span text:style-name="T2">Identificação das partes interessadas e parceiros</text:span><text:bookmark-end text:name="_Toc119686562"/><text:span text:style-name="T2"> </text:span></text:h>
            </text:list-item>
          </text:list>
        </text:list-item>
      </text:list>
      <text:p text:style-name="P44"><text:span text:style-name="T18"/></text:p>
      <text:list xml:id="list3783459828" text:style-name="L37">
        <text:list-item>
          <text:p text:style-name="P98"><text:span text:style-name="T15">Alunos</text:span><text:span text:style-name="T30">: </text:span>Alunos designados a fazer o projeto extensionista a fim de solucionar uma demanda da Instituição de ensino Estácio Fic.</text:p>
        </text:list-item>
      </text:list>
      <text:list xml:id="list537007527" text:style-name="L38">
        <text:list-item>
          <text:p text:style-name="P99"><text:span text:style-name="T14">Professores e Departamentos</text:span><text:span text:style-name="T12">: </text:span>Professor designado para ministrar e orientar os alunos para a promoção do desenvolvimento das demandas do projeto. </text:p>
        </text:list-item>
      </text:list>
      <text:list xml:id="list3766969494" text:style-name="L39">
        <text:list-item>
          <text:p text:style-name="P100"><text:span text:style-name="T14">Comunidade geral</text:span><text:span text:style-name="T12">: </text:span>O projeto poderá abranger de forma geral quaisquer publico interessado em usar suas funcionalidades afim de resolver seu problema. </text:p>
        </text:list-item>
      </text:list>
      <text:p text:style-name="P34"/>
      <text:list xml:id="list104655906331557" text:continue-list="list3936438003" text:style-name="WWNum5">
        <text:list-item>
          <text:list>
            <text:list-item>
              <text:h text:style-name="P23" text:outline-level="2"><text:bookmark-start text:name="_Toc119686563"/>Problemática e/ou problemas identificados<text:bookmark-end text:name="_Toc119686563"/></text:h>
            </text:list-item>
          </text:list>
        </text:list-item>
      </text:list>
      <text:h text:style-name="P24" text:outline-level="2"><text:line-break/>1.2. Problemática e/ou Problemas Identificados</text:h>
      <text:p text:style-name="P17">O projeto "Geoloc" foi concebido em resposta a uma problemática específica identificada na interseção da tecnologia e das necessidades da comunidade. A problemática escolhida e priorizada que motiva a elaboração deste projeto de extensão é a dificuldade que muitos membros da comunidade enfrentam ao tentar encontrar lugares próximos que atendam às suas necessidades específicas. Essa problemática foi identificada após uma análise aprofundada e a partir de interações com a comunidade.</text:p>
      <text:h text:style-name="P6" text:outline-level="3">Descrição da Problemática</text:h>
      <text:list xml:id="list193045503" text:style-name="L4">
        <text:list-item>
          <text:p text:style-name="P50"><text:span text:style-name="Strong_20_Emphasis"><text:span text:style-name="T9">Dificuldade na Localização de Locais Relevantes</text:span></text:span>: Muitos membros da comunidade, incluindo estudantes da faculdade, residentes locais e visitantes, frequentemente enfrentam desafios ao tentar encontrar locais próximos que sejam relevantes para suas necessidades, como restaurantes, bibliotecas, academias, farmácias e outros estabelecimentos.</text:p>
        </text:list-item>
        <text:list-item>
          <text:p text:style-name="P50"><text:span text:style-name="Strong_20_Emphasis"><text:span text:style-name="T9">Falta de Informações Atualizadas</text:span></text:span>: Mesmo quando as pessoas sabem o que estão procurando, muitas vezes têm dificuldade em obter informações atualizadas sobre horários de funcionamento, avaliações de outros usuários, preços e outros detalhes relevantes.</text:p>
        </text:list-item>
        <text:list-item>
          <text:p text:style-name="P50"><text:span text:style-name="Strong_20_Emphasis"><text:span text:style-name="T9">Tempo Desperdiçado em Buscas Ineficazes</text:span></text:span>: A busca manual por essas informações pode ser demorada e ineficaz, resultando em tempo desperdiçado e, às vezes, em experiências insatisfatórias.</text:p>
        </text:list-item>
        <text:list-item>
          <text:p text:style-name="P50"><text:span text:style-name="Strong_20_Emphasis"><text:span text:style-name="T9">Necessidade de Integração e Facilitação</text:span></text:span>: Existe uma demanda evidente por uma solução que integre tecnologia de geolocalização com um formulário de busca personalizado para facilitar a localização de <text:soft-page-break/>lugares próximos de interesse, tornando a experiência mais eficiente e satisfatória.</text:p>
        </text:list-item>
      </text:list>
      <text:h text:style-name="P6" text:outline-level="3">Identificação da Demandas Sociocomunitária</text:h>
      <text:p text:style-name="P17">A demanda sociocomunitária foi identificada após interações significativas com a comunidade-alvo, incluindo alunos da faculdade, residentes locais e proprietários de empresas. Essas interações incluíram:</text:p>
      <text:list xml:id="list110035471" text:style-name="L5">
        <text:list-item>
          <text:p text:style-name="P51">Pesquisas e entrevistas com alunos da faculdade para entender suas necessidades ao buscar locais próximos para estudos, alimentação e lazer.</text:p>
        </text:list-item>
        <text:list-item>
          <text:p text:style-name="P51">Conversas com residentes locais para compreender suas necessidades ao procurar serviços e comodidades na área.</text:p>
        </text:list-item>
        <text:list-item>
          <text:p text:style-name="P52">Consultas a proprietários de empresas locais para entender como eles podem se beneficiar ao serem listados em um aplicativo de busca de locais próximos.</text:p>
        </text:list-item>
      </text:list>
      <text:p text:style-name="P17">A partir dessas interações, ficou claro que a problemática da busca por lugares próximos era comum e que uma solução baseada em tecnologia seria altamente valorizada pela comunidade. Portanto, o projeto "Geoloc" foi concebido com o objetivo de abordar essa problemática e atender às demandas sociocomunitárias identificadas.</text:p>
      <text:p text:style-name="P15"/>
      <text:p text:style-name="P15"/>
      <text:p text:style-name="P4"><text:span text:style-name="T8">Descrever a (s) problemática (s) identificada (s) e a escolhida/priorizada que motiva a elaboração do projeto de extensão. Nesta etapa deve-se demonstrar de maneira clara o problema e/ou situação-problema que demandou a elaboração do projeto de extensão. </text:span><text:span text:style-name="T7">Elucidar também que a demanda sociocomunitária foi identificada, a partir de encontros/conversas/trocas/escuta da comunidade onde o projeto será desenvolvido.</text:span></text:p>
      <text:p text:style-name="P15"/>
      <text:list xml:id="list104654358415617" text:continue-list="list104655906331557" text:style-name="WWNum5">
        <text:list-item>
          <text:list>
            <text:list-item>
              <text:h text:style-name="P22" text:outline-level="2"><text:bookmark-start text:name="_Toc119686564"/><text:span text:style-name="T2">Justificativa</text:span><text:bookmark-end text:name="_Toc119686564"/><text:span text:style-name="T2"> </text:span></text:h>
            </text:list-item>
          </text:list>
        </text:list-item>
      </text:list>
      <text:p text:style-name="Standard"/>
      <text:h text:style-name="Heading_20_2" text:outline-level="2">1.3. Justificativa</text:h>
      <text:p text:style-name="P17">A problemática identificada no projeto "Geoloc" é altamente pertinente academicamente, pois se alinha diretamente com os princípios da aprendizagem baseada em projetos, que enfatizam a aplicação prática de conhecimentos para resolver problemas reais. A justificativa para este projeto é sustentada por vários fatores:</text:p>
      <text:h text:style-name="P6" text:outline-level="3">Aprendizagem Ativa e Aplicação de Conhecimentos</text:h>
      <text:p text:style-name="P17">A aprendizagem baseada em projetos promove uma abordagem ativa e prática para o desenvolvimento de habilidades e conhecimentos. Ao enfrentar a problemática da dificuldade na localização de lugares próximos, os participantes <text:soft-page-break/>do projeto "Geoloc" terão a oportunidade de aplicar conceitos teóricos aprendidos em sala de aula em um contexto do mundo real. Isso fortalece a compreensão dos conceitos e habilidades relacionadas à tecnologia de geolocalização, desenvolvimento de software e design de interface do usuário.</text:p>
      <text:h text:style-name="P6" text:outline-level="3">Alinhamento com Objetivos de Formação</text:h>
      <text:p text:style-name="P17">O projeto "Geoloc" se alinha diretamente com os objetivos de formação acadêmica, especialmente para estudantes de cursos relacionados à tecnologia da informação, engenharia de software, design de interfaces e campos afins. Os participantes terão a oportunidade de aprimorar suas habilidades técnicas e de trabalho em equipe, ao mesmo tempo em que adquirem experiência prática na resolução de problemas reais. Isso enriquece sua formação e os prepara melhor para futuras carreiras.</text:p>
      <text:h text:style-name="P6" text:outline-level="3">Motivação do Grupo de Trabalho</text:h>
      <text:p text:style-name="P17">O grupo de trabalho envolvido no projeto "Geoloc" está motivado pela oportunidade de contribuir para a comunidade e criar uma solução tangível para uma problemática comum. Essa motivação é um elemento essencial da aprendizagem baseada em projetos, pois os participantes se sentem investidos e engajados na busca de uma solução significativa. A resolução da problemática proporciona um senso de realização e um contexto valioso para a aprendizagem.</text:p>
      <text:h text:style-name="P6" text:outline-level="3">Benefícios para a Comunidade Acadêmica e Local</text:h>
      <text:p text:style-name="P17">Além dos benefícios acadêmicos para os participantes, o projeto "Geoloc" oferece benefícios tangíveis para a comunidade acadêmica e local. Facilitar a busca por lugares próximos atende diretamente às necessidades dos alunos, professores e residentes locais. Isso pode melhorar a qualidade de vida da comunidade acadêmica e fortalecer os laços entre a faculdade e a comunidade local.</text:p>
      <text:p text:style-name="P17">Em resumo, a justificativa para o projeto "Geoloc" está enraizada na aplicação prática de conhecimentos, no alinhamento com os objetivos de formação, na motivação do grupo de trabalho e nos benefícios para a comunidade acadêmica e local. Essa abordagem não apenas enriquece a aprendizagem dos participantes, mas também demonstra o compromisso da instituição acadêmica em abordar desafios do mundo real por meio de soluções inovadoras baseadas na tecnologia.</text:p>
      <text:p text:style-name="Standard"/>
      <text:p text:style-name="P16">Descrever como a questão identificada (1.2 – problemática escolhida) é pertinente academicamente, uma vez que a aprendizagem baseada em projetos consiste na produção e aplicação de conhecimentos com vistas à resolução de demandas reais. Importante destacar a relação com o curso (objetivos de formação/aprendizagens), bem como as motivações do grupo de trabalho.</text:p>
      <text:p text:style-name="P9"><text:soft-page-break/></text:p>
      <text:list xml:id="list104653945053853" text:continue-numbering="true" text:style-name="WWNum5">
        <text:list-item>
          <text:list>
            <text:list-item>
              <text:h text:style-name="P26" text:outline-level="2"><text:bookmark-start text:name="_Toc119686565"/><text:span text:style-name="T2">Objetivos/resultados/efeitos a serem alcançados (em relação ao problema identificado e sob a perspectiva dos públicos envolvidos)</text:span><text:bookmark-end text:name="_Toc119686565"/></text:h>
            </text:list-item>
          </text:list>
        </text:list-item>
      </text:list>
      <text:p text:style-name="Text_20_body"><text:tab/><text:span text:style-name="T1">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p>
      <text:h text:style-name="P31" text:outline-level="3"><text:s text:c="3"/>1. Desenvolver a Aplicação de Busca de Lugares E Rotas</text:h>
      <text:list xml:id="list3304160221" text:style-name="L34">
        <text:list-item>
          <text:p text:style-name="P93"><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 </text:p>
        </text:list-item>
        <text:list-item>
          <text:p text:style-name="P92"><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 </text:p>
        </text:list-item>
      </text:list>
      <text:h text:style-name="P31" text:outline-level="3"><text:s text:c="3"/>2. Engajar <text:span text:style-name="T24">o Publico Geral</text:span></text:h>
      <text:list xml:id="list1163822279" text:style-name="L35">
        <text:list-item>
          <text:p text:style-name="P95"><text:span text:style-name="Strong_20_Emphasis">Descrição:</text:span> Estabelecer uma base de usuários ativa e crescente que inclua estudantes, professores, residentes locais e empresas locais. Promover a adoção e o envolvimento contínuo com a aplicação "Geoloc." </text:p>
        </text:list-item>
        <text:list-item>
          <text:p text:style-name="P94"><text:span text:style-name="Strong_20_Emphasis">Instrumento de Avaliação:</text:span> O envolvimento da comunidade será avaliado por meio de métricas de utilização da aplicação, feedback dos usuários por meio do próprio “Geoloc”. </text:p>
        </text:list-item>
      </text:list>
      <text:h text:style-name="P31" text:outline-level="3"><text:s text:c="3"/>3. Melhorar a Qualidade de Vida e Facilitar a Tomada de Decisões</text:h>
      <text:list xml:id="list2104469695" text:style-name="L36">
        <text:list-item>
          <text:p text:style-name="P97"><text:span text:style-name="Strong_20_Emphasis">Descrição:</text:span> Capacitar os usuários a tomar decisões informadas e eficazes ao buscar lugares próximos. </text:p>
        </text:list-item>
        <text:list-item>
          <text:p text:style-name="P96"><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 </text:p>
        </text:list-item>
      </text:list>
      <text:p text:style-name="Standard"/>
      <text:p text:style-name="P37"/>
      <text:p text:style-name="P15"/>
      <text:list xml:id="list104654388566429" text:continue-list="list104653945053853" text:style-name="WWNum5">
        <text:list-item>
          <text:list>
            <text:list-item>
              <text:h text:style-name="P26" text:outline-level="2"><text:bookmark-start text:name="_Toc119686566"/><text:soft-page-break/><text:span text:style-name="T2">Referencial teórico (subsídio teórico para propositura de ações da extensão)</text:span><text:bookmark-end text:name="_Toc119686566"/></text:h>
            </text:list-item>
          </text:list>
        </text:list-item>
      </text:list>
      <text:p text:style-name="P78"><text:tab/>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p>
      <text:h text:style-name="P30" text:outline-level="3">Peter Morville</text:h>
      <text:list xml:id="list4211492564" text:style-name="L27">
        <text:list-item>
          <text:p text:style-name="P83"><text:span text:style-name="Strong_20_Emphasis">Contribuição:</text:span>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 </text:p>
        </text:list-item>
      </text:list>
      <text:h text:style-name="P30" text:outline-level="3">Jakob Nielsen</text:h>
      <text:list xml:id="list2148420948" text:style-name="L28">
        <text:list-item>
          <text:p text:style-name="P84"><text:span text:style-name="Strong_20_Emphasis">Contribuição:</text:span>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 </text:p>
        </text:list-item>
      </text:list>
      <text:p text:style-name="P77"/>
      <text:p text:style-name="P10"/>
      <text:p text:style-name="P10"/>
      <text:list xml:id="list104655989496017" text:continue-list="list104654388566429" text:style-name="WWNum5">
        <text:list-item>
          <text:h text:style-name="P20" text:outline-level="1"><text:bookmark-start text:name="_Toc119686567"/>PLANEJAMENTO E DESENVOLVIMENTO DO PROJETO <text:bookmark-end text:name="_Toc119686567"/></text:h>
        </text:list-item>
      </text:list>
      <text:p text:style-name="P9"/>
      <text:list xml:id="list104655771990627" text:continue-numbering="true" text:style-name="WWNum5">
        <text:list-item>
          <text:list>
            <text:list-item>
              <text:h text:style-name="P25" text:outline-level="2"><text:bookmark-start text:name="_Toc119686568"/>Plano de trabalho (usando ferramenta acordada com o docente)<text:bookmark-end text:name="_Toc119686568"/></text:h>
            </text:list-item>
          </text:list>
        </text:list-item>
      </text:list>
      <text:p text:style-name="Standard"><text:span text:style-name="T13"/></text:p>
      <text:p text:style-name="P4"><text:span text:style-name="Strong_20_Emphasis"><text:tab/>Objetivos Sociocomunitários:</text:span></text:p>
      <text:list xml:id="list1664027282" text:style-name="L12">
        <text:list-item>
          <text:p text:style-name="P53">Desenvolver uma Aplicação de Busca de Lugares Próximos. </text:p>
        </text:list-item>
        <text:list-item>
          <text:p text:style-name="P55">Desenvolver uma Aplicação para traçar melhor rota ao lugar escolhido.</text:p>
        </text:list-item>
        <text:list-item>
          <text:p text:style-name="P53">Engajar <text:span text:style-name="T11">com o Projeto proposto pela Estacio Fic</text:span>. </text:p>
        </text:list-item>
        <text:list-item>
          <text:p text:style-name="P54">Melhorar a Qualidade de Vida e Facilitar a Tomada de Decisões. </text:p>
          <text:p text:style-name="P54"><text:span text:style-name="Strong_20_Emphasis"><text:span text:style-name="T22">Cronograma</text:span></text:span><text:span text:style-name="Strong_20_Emphasis">:</text:span></text:p>
        </text:list-item>
      </text:list>
      <text:p text:style-name="Text_20_body"><text:span text:style-name="Strong_20_Emphasis"><text:tab/>Fase 1 - Planejamento (Setembro):</text:span></text:p>
      <text:list xml:id="list2038155770" text:style-name="L13">
        <text:list-item>
          <text:p text:style-name="P57"><text:soft-page-break/>Definir escopo do projeto. </text:p>
        </text:list-item>
        <text:list-item>
          <text:p text:style-name="P57">Identificar necessidades da comunidade. </text:p>
        </text:list-item>
        <text:list-item>
          <text:p text:style-name="P56">Pesquisar tecnologias e APIs. </text:p>
        </text:list-item>
      </text:list>
      <text:p text:style-name="Text_20_body"><text:span text:style-name="Strong_20_Emphasis"><text:tab/>Fase 2 - Desenvolvimento (</text:span><text:span text:style-name="Strong_20_Emphasis"><text:span text:style-name="T19">Setembro a Outubro</text:span></text:span><text:span text:style-name="Strong_20_Emphasis">):</text:span></text:p>
      <text:list xml:id="list1949632763" text:style-name="L14">
        <text:list-item>
          <text:p text:style-name="P59">Desenvolver a aplicação web usando Flask e Jinja2. </text:p>
        </text:list-item>
        <text:list-item>
          <text:p text:style-name="P59">Integração das APIs do Google Maps (Geolocation, Reverse Geolocation, Places).</text:p>
        </text:list-item>
        <text:list-item>
          <text:p text:style-name="P66">Implementação de mapas dinâmicos do Google APIs</text:p>
        </text:list-item>
        <text:list-item>
          <text:p text:style-name="P58">Testes e refinamento contínuo. </text:p>
        </text:list-item>
      </text:list>
      <text:p text:style-name="Text_20_body"><text:span text:style-name="Strong_20_Emphasis"><text:tab/>Fase 3 - Engajamento da Comunidade (</text:span><text:span text:style-name="Strong_20_Emphasis"><text:span text:style-name="T19">Outubro a Novembro</text:span></text:span><text:span text:style-name="Strong_20_Emphasis">):</text:span></text:p>
      <text:list xml:id="list3101070037" text:style-name="L15">
        <text:list-item>
          <text:p text:style-name="P60">Apresentações na faculdade. </text:p>
        </text:list-item>
        <text:list-item>
          <text:p text:style-name="P61">Coleta de feedback dos usuários. </text:p>
        </text:list-item>
        <text:list-item>
          <text:p text:style-name="P61">Implementação de melhorias com base no feedback. </text:p>
        </text:list-item>
      </text:list>
      <text:p text:style-name="Text_20_body"><text:span text:style-name="Strong_20_Emphasis"><text:tab/>Recursos Necessários:</text:span></text:p>
      <text:list xml:id="list1702788859" text:style-name="L17">
        <text:list-item>
          <text:p text:style-name="P63">Equipe de desenvolvimento (nomear responsáveis por cada fase). </text:p>
        </text:list-item>
        <text:list-item>
          <text:p text:style-name="P63">Acesso às APIs do Google Maps. </text:p>
        </text:list-item>
        <text:list-item>
          <text:p text:style-name="P63">Recursos de hospedagem web. </text:p>
        </text:list-item>
        <text:list-item>
          <text:p text:style-name="P62">Computadores e software de desenvolvimento. </text:p>
        </text:list-item>
      </text:list>
      <text:p text:style-name="Text_20_body"><text:span text:style-name="Strong_20_Emphasis"><text:tab/>Prazo de Entregas:</text:span></text:p>
      <text:list xml:id="list1170685900" text:style-name="L19">
        <text:list-item>
          <text:p text:style-name="P65">Texto da seção 2.1 (Plano de Trabalho): Até [Data de Entrega]. </text:p>
        </text:list-item>
        <text:list-item>
          <text:p text:style-name="P64">Prazos das etapas do projeto conforme cronograma acima. </text:p>
        </text:list-item>
      </text:list>
      <text:p text:style-name="P15"/>
      <text:list xml:id="list104655381808995" text:continue-list="list104655771990627" text:style-name="WWNum5">
        <text:list-item>
          <text:list>
            <text:list-item>
              <text:h text:style-name="P25" text:outline-level="2"><text:bookmark-start text:name="_Toc119686569"/>Descrição da forma de envolvimento do público participante na formulação do projeto, seu desenvolvimento e avaliação, bem como as estratégias pelo grupo para mobilizá-los.<text:bookmark-end text:name="_Toc119686569"/></text:h>
            </text:list-item>
          </text:list>
        </text:list-item>
      </text:list>
      <text:p text:style-name="P71"><text:span text:style-name="T20"><text:tab/></text:span></text:p>
      <text:p text:style-name="P71"><text:span text:style-name="T20"><text:tab/>O envolvimento do publico se dará por meio da utilização do projeto e contribuindo com seu feedback por meio do próprio “geoloc”.</text:span></text:p>
      <text:p text:style-name="P42"/>
      <text:list xml:id="list104655963113553" text:continue-numbering="true" text:style-name="WWNum5">
        <text:list-item>
          <text:list>
            <text:list-item>
              <text:h text:style-name="P25" text:outline-level="2"><text:bookmark-start text:name="_Toc119686570"/>Grupo de trabalho (descrição da responsabilidade de cada membro)<text:bookmark-end text:name="_Toc119686570"/></text:h>
            </text:list-item>
          </text:list>
        </text:list-item>
      </text:list>
      <text:p text:style-name="P68"><text:span text:style-name="Strong_20_Emphasis"><text:span text:style-name="T12"><text:tab/></text:span></text:span></text:p>
      <text:p text:style-name="P68"><text:span text:style-name="Strong_20_Emphasis"><text:span text:style-name="T12"><text:tab/></text:span></text:span><text:span text:style-name="Strong_20_Emphasis"><text:span text:style-name="T16">Vitor Wilson Gomes do Nascimento</text:span></text:span><text:span text:style-name="Strong_20_Emphasis"><text:span text:style-name="T12"> (Desenvolvedor)</text:span></text:span></text:p>
      <text:list xml:id="list4258652960" text:style-name="L21">
        <text:list-item>
          <text:p text:style-name="P70"><text:span text:style-name="Strong_20_Emphasis">Papel:</text:span> <text:span text:style-name="T19">D</text:span>esenvolvedor-chave do projeto, responsável por criar a aplicação "Geoloc" e garantir que ela funcione <text:span text:style-name="T19">de maneira idealizada</text:span>. <text:s/></text:p>
        </text:list-item>
        <text:list-item>
          <text:p text:style-name="P70"><text:span text:style-name="Strong_20_Emphasis">Responsabilidades:</text:span> </text:p>
          <text:list>
            <text:list-item>
              <text:p text:style-name="P70">Desenvolver a aplicação web usando Flask e Jinja2. </text:p>
            </text:list-item>
            <text:list-item>
              <text:p text:style-name="P76">Desenvolver a aplicação backend usando Flask e metodologias de API Rest.</text:p>
            </text:list-item>
            <text:list-item>
              <text:p text:style-name="P70"><text:soft-page-break/>Integrar as APIs do Google Maps (Geolocation, Reverse Geolocation, Places). </text:p>
            </text:list-item>
            <text:list-item>
              <text:p text:style-name="P70">Realizar testes para garantir o funcionamento adequado da aplicação. </text:p>
            </text:list-item>
            <text:list-item>
              <text:p text:style-name="P69">Lidar com os aspectos técnicos do projeto, incluindo programação e solução de problemas. </text:p>
            </text:list-item>
          </text:list>
        </text:list-item>
      </text:list>
      <text:p text:style-name="P74"><text:span text:style-name="Strong_20_Emphasis"><text:tab/>Renan (Desenvolvedor Front-End)</text:span></text:p>
      <text:list xml:id="list406910589" text:style-name="L24">
        <text:list-item>
          <text:p text:style-name="P80"><text:span text:style-name="Strong_20_Emphasis">Papel:</text:span> <text:span text:style-name="T21">D</text:span>esempenha um papel no desenvolvimento da interface do projeto, trabalhando em estreita colaboração com <text:span text:style-name="T21">Vitor</text:span> para garantir uma experiência de usuário de alta qualidade. </text:p>
        </text:list-item>
        <text:list-item>
          <text:p text:style-name="P80"><text:span text:style-name="Strong_20_Emphasis">Responsabilidades:</text:span> </text:p>
          <text:list>
            <text:list-item>
              <text:p text:style-name="P80">Colaborar com <text:span text:style-name="T21">Vitor</text:span> no desenvolvimento da interface de usuário da aplicação "Geoloc". </text:p>
            </text:list-item>
            <text:list-item>
              <text:p text:style-name="P80">Garantir que a interface seja intuitiva, atraente e responsiva. </text:p>
            </text:list-item>
            <text:list-item>
              <text:p text:style-name="P80">Participar da realização de testes de usabilidade e correções de bugs relacionados à interface. </text:p>
            </text:list-item>
            <text:list-item>
              <text:p text:style-name="P79">Ajudar na análise de métricas de uso relacionadas à experiência do usuário. </text:p>
            </text:list-item>
          </text:list>
        </text:list-item>
      </text:list>
      <text:p text:style-name="P75"><text:span text:style-name="Strong_20_Emphasis"><text:tab/></text:span><text:span text:style-name="Strong_20_Emphasis"><text:span text:style-name="T27">Luan Coutinho</text:span></text:span><text:span text:style-name="Strong_20_Emphasis"> (</text:span><text:span text:style-name="Strong_20_Emphasis"><text:span text:style-name="T27">papel</text:span></text:span><text:span text:style-name="Strong_20_Emphasis">)</text:span></text:p>
      <text:list xml:id="list104655140506276" text:continue-numbering="true" text:style-name="L24">
        <text:list-item>
          <text:p text:style-name="P81"><text:span text:style-name="Strong_20_Emphasis">Papel:</text:span> <text:span text:style-name="T21">D</text:span>esempenha um papel importante no desenvolvimento da interface do projeto, trabalhando em estreita colaboração com <text:span text:style-name="T21">Vitor</text:span> para garantir uma experiência de usuário de alta qualidade. </text:p>
        </text:list-item>
        <text:list-item>
          <text:p text:style-name="P81"><text:span text:style-name="Strong_20_Emphasis">Responsabilidades:</text:span> </text:p>
          <text:list>
            <text:list-item>
              <text:p text:style-name="P81">Colaborar com <text:span text:style-name="T21">Vitor</text:span> no desenvolvimento da interface de usuário da aplicação "Geoloc". </text:p>
            </text:list-item>
            <text:list-item>
              <text:p text:style-name="P81">Garantir que a interface seja intuitiva, atraente e responsiva. </text:p>
            </text:list-item>
            <text:list-item>
              <text:p text:style-name="P81">Participar da realização de testes de usabilidade e correções de bugs relacionados à interface. </text:p>
            </text:list-item>
            <text:list-item>
              <text:p text:style-name="P82">Ajudar na análise de métricas de uso relacionadas à experiência do usuário. </text:p>
            </text:list-item>
          </text:list>
        </text:list-item>
      </text:list>
      <text:p text:style-name="P75"/>
      <text:p text:style-name="P16"/>
      <text:p text:style-name="P15"/>
      <text:list xml:id="list104654279851919" text:continue-list="list104655963113553" text:style-name="WWNum5">
        <text:list-item>
          <text:list>
            <text:list-item>
              <text:h text:style-name="P25" text:outline-level="2"><text:bookmark-start text:name="_Toc119686571"/>Metas, critérios ou indicadores de avaliação do projeto<text:bookmark-end text:name="_Toc119686571"/></text:h>
            </text:list-item>
          </text:list>
        </text:list-item>
      </text:list>
      <text:p text:style-name="P72"><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text:span><text:span text:style-name="Strong_20_Emphasis"><text:span text:style-name="T23">e Rotas</text:span></text:span></text:p>
      <text:list xml:id="list4220909697" text:style-name="L33">
        <text:list-item>
          <text:p text:style-name="P91"><text:span text:style-name="Strong_20_Emphasis">Meta:</text:span> Lançar uma aplicação web totalmente funcional até [Data de Lançamento]. </text:p>
        </text:list-item>
        <text:list-item>
          <text:p text:style-name="P91"><text:span text:style-name="Strong_20_Emphasis">Indicadores de Avaliação:</text:span> </text:p>
          <text:list>
            <text:list-item>
              <text:p text:style-name="P91"><text:soft-page-break/>Funcionalidades implementadas: Verificar se todas as funcionalidades planejadas foram implementadas. </text:p>
            </text:list-item>
            <text:list-item>
              <text:p text:style-name="P91">Testes: Garantir que a aplicação passe nos testes de qualidade e usabilidade. </text:p>
            </text:list-item>
            <text:list-item>
              <text:p text:style-name="P90">Feedback da equipe de desenvolvimento: Coletar opiniões e avaliações internas sobre a eficácia da aplicação. </text:p>
            </text:list-item>
          </text:list>
        </text:list-item>
      </text:list>
      <text:p text:style-name="P9"/>
      <text:list xml:id="list104655726731954" text:continue-list="list104654279851919" text:style-name="WWNum5">
        <text:list-item>
          <text:list>
            <text:list-item>
              <text:h text:style-name="P25" text:outline-level="2"><text:bookmark-start text:name="_Toc119686572"/>Recursos previstos<text:bookmark-end text:name="_Toc119686572"/></text:h>
            </text:list-item>
          </text:list>
        </text:list-item>
      </text:list>
      <text:p text:style-name="P72"><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text:span text:style-name="Strong_20_Emphasis">Recursos Materiais:</text:span></text:p>
      <text:list xml:id="list1110258454" text:style-name="L29">
        <text:list-item>
          <text:p text:style-name="P86"><text:span text:style-name="Strong_20_Emphasis">Computadores e Equipamentos de Desenvolvimento:</text:span> Usaremos nossos próprios computadores e equipamentos para o desenvolvimento da aplicação, minimizando os custos materiais. </text:p>
        </text:list-item>
        <text:list-item>
          <text:p text:style-name="P85"><text:span text:style-name="Strong_20_Emphasis">Recursos de Hospedagem Web:</text:span> Planejamos utilizar serviços de hospedagem web gratuitos ou de baixo custo para hospedar a aplicação "Geoloc." </text:p>
        </text:list-item>
      </text:list>
      <text:p text:style-name="Text_20_body"><text:span text:style-name="Strong_20_Emphasis">Recursos Institucionais:</text:span></text:p>
      <text:list xml:id="list3380133962" text:style-name="L30">
        <text:list-item>
          <text:p text:style-name="P88"><text:span text:style-name="Strong_20_Emphasis">Acesso à Infraestrutura da Faculdade:</text:span> A <text:span text:style-name="T28">Estácio Fic </text:span>disponibiliza acesso à internet e infraestrutura básica para realizar apresentações no campus. </text:p>
        </text:list-item>
        <text:list-item>
          <text:p text:style-name="P87"><text:span text:style-name="Strong_20_Emphasis">Apoio do Professor de Extensão:</text:span> Buscaremos orientação e apoio do professor de extensão para alinhar o projeto com as diretrizes institucionais. </text:p>
        </text:list-item>
      </text:list>
      <text:p text:style-name="Text_20_body"><text:span text:style-name="Strong_20_Emphasis">Recursos Humanos:</text:span></text:p>
      <text:list xml:id="list3924469742" text:style-name="L31">
        <text:list-item>
          <text:p text:style-name="P89"><text:span text:style-name="Strong_20_Emphasis">Equipe de Desenvolvimento:</text:span> Nossa equipe é composta por Vitor (Desenvolvedor), Luan (Apresentador) e Rennan (Desenvolvedor Front-End). Cada membro desempenhará um papel fundamental no projeto. </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text:span text:style-name="T27">e</text:span> da equipe.</text:p>
      <text:p text:style-name="Text_20_body">Esses recursos previstos foram planejados com a intenção de garantir que o projeto seja viável dentro das limitações financeiras da equipe.</text:p>
      <text:p text:style-name="P16"/>
      <text:p text:style-name="P16"/>
      <text:list xml:id="list104655877761713" text:continue-list="list104655726731954" text:style-name="WWNum5">
        <text:list-item>
          <text:list>
            <text:list-item>
              <text:h text:style-name="P25" text:outline-level="2"><text:bookmark-start text:name="_Toc119686573"/><text:soft-page-break/>Detalhamento técnico do projeto<text:bookmark-end text:name="_Toc119686573"/></text:h>
            </text:list-item>
          </text:list>
        </text:list-item>
      </text:list>
      <text:p text:style-name="P73"><text:tab/></text:p>
      <text:p text:style-name="P73">Abaixo, fornecemos um detalhamento técnico das principais soluções de Tecnologia da Informação implementadas no desenvolvimento do “Geoloc”:</text:p>
      <text:p text:style-name="P72"/>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e preferências, utilizamos bancos de dados SQL, como SQLite ou PostgreSQL.</text:p>
      <text:p text:style-name="Text_20_body"><text:span text:style-name="Strong_20_Emphasis"><text:tab/>9. Hospedagem Web:</text:span> Planejamos hospedar a aplicação n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43"/>
      <text:p text:style-name="Standard"/>
      <text:p text:style-name="P12"/>
      <text:list xml:id="list104655432132956" text:continue-numbering="true" text:style-name="WWNum5">
        <text:list-item>
          <text:h text:style-name="P19" text:outline-level="1"><text:bookmark-start text:name="_Toc119686574"/><text:soft-page-break/>ENCERRAMENTO DO PROJETO <text:bookmark-end text:name="_Toc119686574"/></text:h>
        </text:list-item>
      </text:list>
      <text:p text:style-name="P9"/>
      <text:list xml:id="list104654577047369" text:continue-numbering="true" text:style-name="WWNum5">
        <text:list-item>
          <text:list>
            <text:list-item>
              <text:h text:style-name="P23" text:outline-level="2"><text:bookmark-start text:name="_Toc119686575"/>Relato Coletivo: <text:s/><text:bookmark-end text:name="_Toc119686575"/></text:h>
            </text:list-item>
          </text:list>
        </text:list-item>
      </text:list>
      <text:p text:style-name="P15">Considerações do grupo sobre o atingimento dos objetivos sociocomunitários estabelecidos para o projeto.</text:p>
      <text:p text:style-name="P15"/>
      <text:list xml:id="list104655294375608" text:continue-numbering="true" text:style-name="WWNum5">
        <text:list-item>
          <text:list>
            <text:list-item>
              <text:list>
                <text:list-item>
                  <text:h text:style-name="P28" text:outline-level="3"><text:bookmark-start text:name="_Toc119686576"/>Avaliação de reação da parte interessada<text:bookmark-end text:name="_Toc119686576"/></text:h>
                </text:list-item>
              </text:list>
            </text:list-item>
          </text:list>
        </text:list-item>
      </text:list>
      <text:p text:style-name="P15">Realizar avaliação de reação com a parte interessada (ex: formulário, entrevista gravada em áudio/vídeo, depoimento em áudio/vídeo etc.), para que o efetivo atingimento dos objetivos socioncomunitários propostos fique evidente.</text:p>
      <text:p text:style-name="P9"/>
      <text:list xml:id="list104654283301705" text:continue-numbering="true" text:style-name="WWNum5">
        <text:list-item>
          <text:list>
            <text:list-item>
              <text:h text:style-name="P22" text:outline-level="2"><text:bookmark-start text:name="_Toc119686577"/><text:span text:style-name="T2">Relato de Experiência Individual</text:span><text:bookmark-end text:name="_Toc119686577"/><text:span text:style-name="T2"> (</text:span><text:span text:style-name="T4">Pontuação específica para o relato individual</text:span><text:span text:style-name="T2">)</text:span></text:h>
            </text:list-item>
          </text:list>
        </text:list-item>
      </text:list>
      <text:p text:style-name="P15">Nesta seção, cada aluno deve citar seu nome, e sistematizar as aprendizagens construídas sob sua perspectiva individual. O relato deve necessariamente cobrir os seguintes itens:</text:p>
      <text:p text:style-name="P14"/>
      <text:list xml:id="list104655830274087" text:continue-numbering="true" text:style-name="WWNum5">
        <text:list-item>
          <text:list>
            <text:list-item>
              <text:list>
                <text:list-item>
                  <text:h text:style-name="P27" text:outline-level="3"><text:bookmark-start text:name="_Toc119686578"/>CONTEXTUALIZAÇÃO<text:bookmark-end text:name="_Toc119686578"/></text:h>
                </text:list-item>
              </text:list>
            </text:list-item>
          </text:list>
        </text:list-item>
      </text:list>
      <text:p text:style-name="P38">Explicitar a experiência/projeto vivido e contextualizar a sua participação no projeto. </text:p>
      <text:list xml:id="list104655358385187" text:continue-numbering="true" text:style-name="WWNum5">
        <text:list-item>
          <text:list>
            <text:list-item>
              <text:list>
                <text:list-item>
                  <text:h text:style-name="P27" text:outline-level="3"><text:bookmark-start text:name="_Toc119686579"/>METODOLOGIA<text:bookmark-end text:name="_Toc119686579"/> </text:h>
                </text:list-item>
              </text:list>
            </text:list-item>
          </text:list>
        </text:list-item>
      </text:list>
      <text:p text:style-name="P18">Descrever como a experiência foi vivenciada: local; sujeitos/públicos envolvidos; período; detalhamento das etapas da experiência. </text:p>
      <text:list xml:id="list104654691185286" text:continue-numbering="true" text:style-name="WWNum5">
        <text:list-item>
          <text:list>
            <text:list-item>
              <text:list>
                <text:list-item>
                  <text:h text:style-name="P27" text:outline-level="3"><text:bookmark-start text:name="_Toc119686580"/>RESULTADOS E DISCUSSÃO:<text:bookmark-end text:name="_Toc119686580"/> </text:h>
                </text:list-item>
              </text:list>
            </text:list-item>
          </text:list>
        </text:list-item>
      </text:list>
      <text:p text:style-name="P18">expectativa e o vivido; descrição do que foi observado na experiência; no que resultou a experiência; como você se sentiu? descobertas/aprendizagens, facilidades, dificuldades e recomendações caso necessário. </text:p>
      <text:list xml:id="list104655287766631" text:continue-numbering="true" text:style-name="WWNum5">
        <text:list-item>
          <text:list>
            <text:list-item>
              <text:list>
                <text:list-item>
                  <text:h text:style-name="P27" text:outline-level="3"><text:bookmark-start text:name="_Toc119686581"/>REFLEXÃO APROFUNDADA<text:bookmark-end text:name="_Toc119686581"/> </text:h>
                </text:list-item>
              </text:list>
            </text:list-item>
          </text:list>
        </text:list-item>
      </text:list>
      <text:p text:style-name="P18">Espaço para relato sobre a experiência vivida versus teoria apresentada no relato coletivo. </text:p>
      <text:list xml:id="list104654674491400" text:continue-numbering="true" text:style-name="WWNum5">
        <text:list-item>
          <text:list>
            <text:list-item>
              <text:list>
                <text:list-item>
                  <text:h text:style-name="P27" text:outline-level="3"><text:bookmark-start text:name="_Toc119686582"/>CONSIDERAÇÕES FINAIS<text:bookmark-end text:name="_Toc119686582"/> </text:h>
                </text:list-item>
              </text:list>
            </text:list-item>
          </text:list>
        </text:list-item>
      </text:list>
      <text:p text:style-name="P39">Outros aspectos que podem ser trabalhados junto à parte interessada e perspectivas de trabalhos futuros, envolvendo tanto extensão quanto pesquisa. Soluções tecnológicas alternativas que poderiam ter sido implementadas para o projeto desenvolvido.</text:p>
      <text:p text:style-name="P9"/>
      <text:p text:style-name="P40">OBSERVAÇÃO: Exige-se que todo o processo de desenvolvimento do projeto de extensão seja documentado e registrado através de <text:soft-page-break/>evidências fotográficas ou por vídeos, tendo em vista que o conjunto de evidências não apenas irá compor a comprovação da realização das atividades, para fins regulatórios, como também poderão ser usadas para exposição do projeto em mostras acadêmico-científicas e seminários de extensão a serem realizados pelas IE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cm" fo:margin-right="0cm" fo:margin-top="0.071cm" fo:margin-bottom="0cm" style:contextual-spacing="false" fo:keep-together="always" fo:text-indent="1.249cm" style:auto-text-indent="false"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pt" style:country-asian="B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riana Sanajotti Nakamuta</meta:initial-creator>
    <meta:editing-cycles>52</meta:editing-cycles>
    <meta:creation-date>2022-11-18T19:15:00</meta:creation-date>
    <dc:date>2023-10-08T10:46:53.686897360</dc:date>
    <meta:generator>LibreOffice/7.3.7.2$Linux_X86_64 LibreOffice_project/30$Build-2</meta:generator>
    <meta:editing-duration>PT1H39M21S</meta:editing-duration>
    <meta:document-statistic meta:table-count="0" meta:image-count="0" meta:object-count="0" meta:page-count="13" meta:paragraph-count="188" meta:word-count="3026" meta:character-count="20944" meta:non-whitespace-character-count="18083"/>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Normal.dotm" xlink:href=""/>
  </office:meta>
</office:document-meta>
</file>